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70000013B354F5C6A6AB938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0d21" officeooo:paragraph-rsid="00150d21"/>
    </style:style>
    <style:style style:name="P2" style:family="paragraph" style:parent-style-name="Standard">
      <style:text-properties fo:font-weight="bold" officeooo:rsid="00150d21" officeooo:paragraph-rsid="00150d21" style:font-weight-asian="bold" style:font-weight-complex="bold"/>
    </style:style>
    <style:style style:name="P3" style:family="paragraph">
      <style:text-properties fo:color="#c9211e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c9211e" fo:font-weight="bold" style:font-weight-asian="bold" style:font-weight-complex="bold"/>
    </style:style>
    <style:style style:name="T1" style:family="text">
      <style:text-properties fo:color="#c9211e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626in" style:run-through="foreground" style:wrap="left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><draw:frame text:anchor-type="paragraph" draw:z-index="1" draw:name="Shape1" draw:style-name="gr1" draw:text-style-name="P4" svg:width="1.063in" svg:height="0.576in" svg:x="2.9319in" svg:y="0.1799in"><draw:text-box><text:p text:style-name="P3"><text:span text:style-name="T1">Hello,</text:span></text:p><text:p text:style-name="P3"><text:span text:style-name="T1">My name is Mariana.</text:span></text:p></draw:text-box></draw:frame><draw:frame draw:style-name="fr1" draw:name="Image1" text:anchor-type="char" svg:width="1.9638in" svg:height="1.3598in" draw:z-index="0"><draw:image xlink:href="Pictures/10000201000001C70000013B354F5C6A6AB9382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13:17:53.010441298</meta:creation-date>
    <dc:date>2020-09-24T13:22:04.597551606</dc:date>
    <meta:editing-duration>PT4M1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4.2$Linux_X86_64 LibreOffice_project/40$Build-2</meta:generator>
  </office:meta>
</office:document-meta>
</file>